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cmd_5f_code">
      <style:text-properties fo:language="en" fo:country="US"/>
    </style:style>
    <style:style style:name="P8" style:family="paragraph" style:parent-style-name="cmd_5f_code">
      <style:text-properties style:font-name="Courier New" fo:font-size="10.5pt"/>
    </style:style>
    <style:style style:name="P9" style:family="paragraph" style:parent-style-name="Standard">
      <style:text-properties officeooo:paragraph-rsid="0010806d"/>
    </style:style>
    <style:style style:name="P10" style:family="paragraph" style:parent-style-name="Heading_20_2" style:master-page-name="First_20_Page">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officeooo:rsid="000e9e7b"/>
    </style:style>
    <style:style style:name="T4" style:family="text">
      <style:text-properties fo:language="en" fo:country="US" fo:background-color="transparent" loext:char-shading-value="0"/>
    </style:style>
  </office:automatic-styles>
  <office:body>
    <office:text text:use-soft-page-breaks="true">
      <office:forms form:automatic-focus="false" form:apply-design-mode="false"/>
      <text:tracked-changes text:track-changes="false">
        <text:changed-region xml:id="ct51556144" text:id="ct51556144">
          <text:insertion>
            <office:change-info>
              <dc:creator>Denis Kotlar</dc:creator>
              <dc:date>2017-03-31T14:42:00</dc:date>
            </office:change-info>
          </text:insertion>
        </text:changed-region>
        <text:changed-region xml:id="ct51526848" text:id="ct51526848">
          <text:insertion>
            <office:change-info>
              <dc:creator>Denis Kotlar</dc:creator>
              <dc:date>2017-03-31T14:42:00</dc:date>
            </office:change-info>
          </text:insertion>
        </text:changed-region>
        <text:changed-region xml:id="ct51508000" text:id="ct51508000">
          <text:insertion>
            <office:change-info>
              <dc:creator>Denis Kotlar</dc:creator>
              <dc:date>2017-03-31T14: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528528191630167136" text:style-name="Outline">
        <text:list-item>
          <text:list>
            <text:list-item>
              <text:h text:style-name="P10" text:outline-level="2">INITiate</text:h>
            </text:list-item>
          </text:list>
        </text:list-item>
      </text:list>
      <text:p text:style-name="Standard">INITiate commands initialize the trigger system. This enables the trigger system to receive triggers.</text:p>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INITiate</text:p>
          </table:table-cell>
          <table:table-cell table:style-name="Table65.A2" office:value-type="string">
            <text:p text:style-name="P2"/>
          </table:table-cell>
        </table:table-row>
        <table:table-row>
          <table:table-cell table:style-name="Table65.A2" office:value-type="string">
            <text:p text:style-name="scpi1"><text:a xlink:type="simple" xlink:href="#init" text:style-name="Internet_20_link" text:visited-style-name="Visited_20_Internet_20_Link">[:IMMediate]</text:a></text:p>
          </table:table-cell>
          <table:table-cell table:style-name="Table65.A2" office:value-type="string">
            <text:p text:style-name="P2">Completes one full trigger cycle</text:p>
          </table:table-cell>
        </table:table-row>
        <table:table-row>
          <table:table-cell table:style-name="Table65.A2" office:value-type="string">
            <text:p text:style-name="scpi1"><text:a xlink:type="simple" xlink:href="#init_cont" text:style-name="Internet_20_link" text:visited-style-name="Visited_20_Internet_20_Link">:CONTinuous {&lt;bool&gt;}</text:a></text:p>
          </table:table-cell>
          <table:table-cell table:style-name="Table65.A2" office:value-type="string">
            <text:p text:style-name="Standard">Enables/disables continuous transient triggers</text:p>
          </table:table-cell>
        </table:table-row>
        <table:table-row>
          <table:table-cell table:style-name="Table65.A2" office:value-type="string">
            <text:p text:style-name="scpi1"><text:change-start text:change-id="ct51556144"/><text:a xlink:type="simple" xlink:href="#init_elog" text:style-name="Internet_20_link" text:visited-style-name="Visited_20_Internet_20_Link">:ELOG</text:a><text:change-end text:change-id="ct51556144"/></text:p>
          </table:table-cell>
          <table:table-cell table:style-name="Table65.A2" office:value-type="string">
            <text:p text:style-name="Standard"><text:change-start text:change-id="ct51526848"/>Enables external data log measurements<text:change-end text:change-id="ct51526848"/></text:p>
          </table:table-cell>
        </table:table-row>
      </table:table>
      <text:list xml:id="list114254490988383" text:continue-numbering="true" text:style-name="Outline">
        <text:list-item>
          <text:list>
            <text:list-item>
              <text:list>
                <text:list-item>
                  <text:h text:style-name="Heading_20_3"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INITiate[:IMMediate]</text:p>
          </table:table-cell>
        </table:table-row>
        <table:table-row>
          <table:table-cell table:style-name="Table22.A1" office:value-type="string">
            <text:p text:style-name="P1">Description</text:p>
          </table:table-cell>
          <table:table-cell table:style-name="Table22.A1" office:value-type="string">
            <text:p text:style-name="P2">The INITiate command is used to initialize the trigger system of the PSU. This command completes one full trigger cycle when the trigger source is an IMMediate and initiates the trigger subsystem when the trigger source is BUS.</text:p>
            <text:p text:style-name="P2"/>
            <text:p text:style-name="P2">For example, when the IMMediate is selected as a trigger source, an INITiate command</text:p>
            <text:p text:style-name="P2">immediately transfers the VOLTage:TRIGgered[:AMPLitude] and CURRent:TRIGgered[:AMPLitude] values to VOLTage[:LEVel][:IMMediate][:AMPLitude] and CURRent[:LEVel][:IMMediate][:AMPLitude] values. Any delay is ignored.</text:p>
            <text:p text:style-name="P2"/>
            <text:p text:style-name="P9"><text:span text:style-name="T4">Execution of this command also affects bit 5 (</text:span>Waiting for TRIGger<text:span text:style-name="T4">) of the Operation Instrument Isummary register (see </text:span><text:a xlink:type="simple" xlink:href="http://www.envox.hr/eez/bench-power-supply/psu-scpi-reference-manual/psu-scpi-registers-and-queues.html#oper_isum_stat_reg" text:style-name="Internet_20_link" text:visited-style-name="Visited_20_Internet_20_Link">Section 3.3.2</text:a><text:span text:style-name="T4">).</text:span></text:p>
          </table:table-cell>
        </table:table-row>
        <table:table-row>
          <table:table-cell table:style-name="Table22.A1" office:value-type="string">
            <text:p text:style-name="P6">Return</text:p>
          </table:table-cell>
          <table:table-cell table:style-name="Table22.A1" office:value-type="string">
            <text:p text:style-name="P1">None</text:p>
          </table:table-cell>
        </table:table-row>
        <table:table-row>
          <table:table-cell table:style-name="Table22.A1" office:value-type="string">
            <text:p text:style-name="P5"><text:span text:style-name="T1">Usage</text:span><text:span text:style-name="T2"> </text:span><text:span text:style-name="T1">example</text:span></text:p>
          </table:table-cell>
          <table:table-cell table:style-name="Table22.A1" office:value-type="string">
            <text:p text:style-name="P1">Generate a trigger operation after 5 seconds:</text:p>
            <text:p text:style-name="cmd_5f_code_20_Start">TRIG:SOUR BUS</text:p>
            <text:p text:style-name="cmd_5f_code">TRIG:DEL 5</text:p>
            <text:p text:style-name="cmd_5f_code">INIT</text:p>
            <text:p text:style-name="P7">*TRG</text:p>
          </table:table-cell>
        </table:table-row>
        <table:table-row>
          <table:table-cell table:style-name="Table22.A1" office:value-type="string">
            <text:p text:style-name="P5">Errors</text:p>
          </table:table-cell>
          <table:table-cell table:style-name="Table22.A1" office:value-type="string">
            <text:p text:style-name="P8">-213,"Init ignored"</text:p>
            <text:p text:style-name="P8">307,"List lengths are not equivalent"</text:p>
            <text:p text:style-name="P8">308,"Cannot be changed while transient trigger is initiated"</text:p>
            <text:p text:style-name="P8">309,"Cannot initiate while in fixed mode"</text:p>
          </table:table-cell>
        </table:table-row>
        <table:table-row>
          <table:table-cell table:style-name="Table22.A1" office:value-type="string">
            <text:p text:style-name="P5">Related Commands</text:p>
          </table:table-cell>
          <table:table-cell table:style-name="Table22.A1" office:value-type="string">
            <text:p text:style-name="Standard">*TRG</text:p>
            <text:p text:style-name="Standard">INSTrument:COUPle:TRIGger</text:p>
          </table:table-cell>
        </table:table-row>
      </table:table>
      <text:list xml:id="list114254472806920" text:continue-numbering="true" text:style-name="Outline">
        <text:list-item>
          <text:list>
            <text:list-item>
              <text:list>
                <text:list-item>
                  <text:h text:style-name="Heading_20_3" text:outline-level="3"><text:bookmark text:name="init_cont"/>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1">Syntax</text:p>
          </table:table-cell>
          <table:table-cell table:style-name="Table66.A1" table:number-columns-spanned="4" office:value-type="string">
            <text:p text:style-name="cmd_5f_root">INITiate:CONTinuous {&lt;Bool&gt;}</text:p>
            <text:p text:style-name="cmd_5f_root">INITiate:CONTinuous?</text:p>
          </table:table-cell>
          <table:covered-table-cell/>
          <table:covered-table-cell/>
          <table:covered-table-cell/>
        </table:table-row>
        <table:table-row>
          <table:table-cell table:style-name="Table66.A1" office:value-type="string">
            <text:p text:style-name="P1">Description</text:p>
          </table:table-cell>
          <table:table-cell table:style-name="Table66.A1" table:number-columns-spanned="4" office:value-type="string">
            <text:p text:style-name="Standard">This command is used to select whether the trigger system is continuously initiated or not. With CONTinuous set to OFF, the trigger system remain in the IDLE state until CONTinuous is set to ON or INITiate:IMMediate is received. </text:p>
            <text:p text:style-name="Standard">Once CONTinuous is set to ON, the trigger system will be initiated and exit the IDLE state. On completion of each trigger cycle, with CONTinuous ON, the trigger system immediately commence another trigger cycle without entering the IDLE state.</text:p>
            <text:p text:style-name="P2">When INITiate:CONTinuous is set to OFF, the current trigger cycle will be completed before entering the IDLE state. The return to IDLE also occur as the result of an ABORt or *RST command.</text:p>
            <text:p text:style-name="P2"/>
            <text:p text:style-name="P2">The ABORt command force the trigger system to the IDLE state; however, the value of INITiate:CONTinuous is unaffected.</text:p>
            <text:p text:style-name="P2"/>
            <text:p text:style-name="P2">If INITiate:CONTinuous was set to ON prior to receiving ABORt, it remains ON and the trigger system immediately exit the IDLE state.</text:p>
          </table:table-cell>
          <table:covered-table-cell/>
          <table:covered-table-cell/>
          <table:covered-table-cell/>
        </table:table-row>
        <text:soft-page-break/>
        <table:table-row>
          <table:table-cell table:style-name="Table66.A1" office:value-type="string">
            <text:p text:style-name="P1">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bool&gt;</text:p>
          </table:table-cell>
          <table:table-cell table:style-name="Table66.A1" office:value-type="string">
            <text:p text:style-name="P3">Boolean</text:p>
          </table:table-cell>
          <table:table-cell table:style-name="Table66.A1" office:value-type="string">
            <text:p text:style-name="P4">OFF|ON|0|1</text:p>
          </table:table-cell>
          <table:table-cell table:style-name="Table66.A1" office:value-type="string">
            <text:p text:style-name="P3">OFF</text:p>
          </table:table-cell>
        </table:table-row>
        <table:table-row>
          <table:table-cell table:style-name="Table66.A1" office:value-type="string">
            <text:p text:style-name="P6">Return</text:p>
          </table:table-cell>
          <table:table-cell table:style-name="Table66.A1" table:number-columns-spanned="4" office:value-type="string">
            <text:p text:style-name="P1">The query command returns 0 if continuous transients are disabled (OFF), and 1 if continuous transients are enabled (ON).</text:p>
          </table:table-cell>
          <table:covered-table-cell/>
          <table:covered-table-cell/>
          <table:covered-table-cell/>
        </table:table-row>
        <table:table-row>
          <table:table-cell table:style-name="Table66.A1" office:value-type="string">
            <text:p text:style-name="P5"><text:span text:style-name="T1">Usage</text:span><text:span text:style-name="T2"> </text:span><text:span text:style-name="T1">example</text:span></text:p>
          </table:table-cell>
          <table:table-cell table:style-name="Table66.A1" table:number-columns-spanned="4" office:value-type="string">
            <text:p text:style-name="cmd_5f_code">INIT:CONT ON</text:p>
          </table:table-cell>
          <table:covered-table-cell/>
          <table:covered-table-cell/>
          <table:covered-table-cell/>
        </table:table-row>
        <table:table-row>
          <table:table-cell table:style-name="Table66.A1" office:value-type="string">
            <text:p text:style-name="P5">Related Commands</text:p>
          </table:table-cell>
          <table:table-cell table:style-name="Table66.A1" table:number-columns-spanned="4" office:value-type="string">
            <text:p text:style-name="Standard">*RST</text:p>
            <text:p text:style-name="Standard">ABORt</text:p>
          </table:table-cell>
          <table:covered-table-cell/>
          <table:covered-table-cell/>
          <table:covered-table-cell/>
        </table:table-row>
      </table:table>
      <text:list xml:id="list114253983505220" text:continue-numbering="true" text:style-name="Outline">
        <text:list-item>
          <text:list>
            <text:list-item>
              <text:list>
                <text:list-item>
                  <text:h text:style-name="Heading_20_3" text:outline-level="3"><text:bookmark text:name="init_elog"/><text:change-start text:change-id="ct51508000"/>INITiate:ELOG</text:h>
                </text:list-item>
              </text:list>
            </text:list-item>
          </text:list>
        </text:list-item>
      </text:list>
      <text:p text:style-name="note">Not implemented yet<text:change-end text:change-id="ct51508000"/></text:p>
      <text:p text:style-name="no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ITiat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6.2$Linux_X86_64 LibreOffice_project/10m0$Build-2</meta:generator>
    <meta:keyword>SCPI</meta:keyword>
    <meta:keyword>IEEE 488</meta:keyword>
    <meta:keyword>Remote control</meta:keyword>
    <meta:keyword>Programming reference</meta:keyword>
    <dc:title>5.6. INITiate</dc:title>
    <meta:document-statistic meta:table-count="3" meta:image-count="0" meta:object-count="0" meta:page-count="2" meta:paragraph-count="68" meta:word-count="378" meta:character-count="2599" meta:non-whitespace-character-count="2291"/>
    <meta:user-defined meta:name="WebPublish_Post_AdditionalCategories">10</meta:user-defined>
    <meta:user-defined meta:name="WebPublish_Post_Id">5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